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ac2e"/>
    </style:style>
    <style:style style:name="P2" style:family="paragraph" style:parent-style-name="Standard">
      <style:text-properties officeooo:paragraph-rsid="001dac2e"/>
    </style:style>
    <style:style style:name="P3" style:family="paragraph" style:parent-style-name="Standard">
      <style:text-properties officeooo:paragraph-rsid="001e2091"/>
    </style:style>
    <style:style style:name="P4" style:family="paragraph" style:parent-style-name="Standard">
      <style:text-properties fo:font-weight="bold" officeooo:paragraph-rsid="001dac2e" style:font-weight-asian="bold" style:font-weight-complex="bold"/>
    </style:style>
    <style:style style:name="P5" style:family="paragraph" style:parent-style-name="Standard">
      <style:text-properties fo:font-weight="bold" officeooo:rsid="001dac2e" officeooo:paragraph-rsid="001dac2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73d0" officeooo:paragraph-rsid="001f73d0" style:font-weight-asian="bold" style:font-weight-complex="bold"/>
    </style:style>
    <style:style style:name="T1" style:family="text">
      <style:text-properties officeooo:rsid="001e2091"/>
    </style:style>
    <style:style style:name="T2" style:family="text">
      <style:text-properties officeooo:rsid="001f73d0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A">
        <style:list-level-properties text:space-before="0.9819in"/>
      </text:list-level-style-number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ales by SW Region:</text:p>
      <text:p text:style-name="P4">ADV-24-10-C <text:span text:style-name="T2">(637)</text:span></text:p>
      <text:p text:style-name="P4">ADV-48-10-F <text:span text:style-name="T2">(655)</text:span></text:p>
      <text:p text:style-name="P5">BAS-08-1-C <text:span text:style-name="T2">(637)</text:span></text:p>
      <text:p text:style-name="P5">BAS-24-1-C <text:span text:style-name="T2">(8)</text:span></text:p>
      <text:p text:style-name="P5">BAS-48-1-C <text:span text:style-name="T2">(1330)</text:span></text:p>
      <text:p text:style-name="P5">ENT-24-10-F <text:span text:style-name="T2">(636)</text:span></text:p>
      <text:p text:style-name="P5">ENT-24-40-F <text:span text:style-name="T2">(323)</text:span></text:p>
      <text:p text:style-name="P5">ENT-48-10-F <text:span text:style-name="T2">(648)</text:span></text:p>
      <text:p text:style-name="P5">ENT-48-40-F <text:span text:style-name="T2">(979)</text:span></text:p>
      <text:p text:style-name="P1"/>
      <text:p text:style-name="P1"/>
      <text:p text:style-name="P1"/>
      <text:p text:style-name="P3">Virginia- <text:span text:style-name="T1">0</text:span></text:p>
      <text:p text:style-name="P3"/>
      <text:p text:style-name="P3"/>
      <text:p text:style-name="P3">North Carolina- </text:p>
      <text:p text:style-name="P3">133<text:tab/>ADV-24-10C<text:tab/>226<text:tab/>133<text:tab/>North Carolina<text:tab/>226</text:p>
      <text:p text:style-name="P3">328<text:tab/>ADV-48-10F<text:tab/>238<text:tab/>328<text:tab/>North Carolina<text:tab/>238</text:p>
      <text:p text:style-name="P3">51<text:tab/>BAS-08-1 C<text:tab/>192<text:tab/>51<text:tab/>North Carolina<text:tab/>192</text:p>
      <text:p text:style-name="P3">18137<text:tab/>BAS-24-1 C<text:tab/>3<text:tab/>18137<text:tab/>North Carolina<text:tab/>3</text:p>
      <text:p text:style-name="P3">133<text:tab/>BAS-48-1 C<text:tab/>431<text:tab/>133<text:tab/>North Carolina<text:tab/>431</text:p>
      <text:p text:style-name="P3">150<text:tab/>ENT-24-10F<text:tab/>218<text:tab/>150<text:tab/>North Carolina<text:tab/>218</text:p>
      <text:p text:style-name="P3">391<text:tab/>ENT-24-40F<text:tab/>109<text:tab/>391<text:tab/>North Carolina<text:tab/>109</text:p>
      <text:p text:style-name="P3">250<text:tab/>ENT-48-10F<text:tab/>232<text:tab/>250<text:tab/>North Carolina<text:tab/>232</text:p>
      <text:p text:style-name="P3">123<text:tab/>ENT-48-40F<text:tab/>351<text:tab/>123<text:tab/>North Carolina<text:tab/>351</text:p>
      <text:p text:style-name="P3"/>
      <text:p text:style-name="P3">South Carolina- </text:p>
      <text:p text:style-name="P3">915<text:tab/>ADV-24-10C<text:tab/>199<text:tab/>915<text:tab/>South Carolina<text:tab/>199</text:p>
      <text:p text:style-name="P3">580<text:tab/>ADV-48-10F<text:tab/>214<text:tab/>580<text:tab/>South Carolina<text:tab/>214</text:p>
      <text:p text:style-name="P3">363<text:tab/>BAS-08-1 C<text:tab/>218<text:tab/>363<text:tab/>South Carolina<text:tab/>218</text:p>
      <text:p text:style-name="P3">631<text:tab/>BAS-48-1 C<text:tab/>427<text:tab/>631<text:tab/>South Carolina<text:tab/>427</text:p>
      <text:p text:style-name="P3">644<text:tab/>ENT-24-10F<text:tab/>205<text:tab/>644<text:tab/>South Carolina<text:tab/>205</text:p>
      <text:p text:style-name="P3">80<text:tab/>ENT-24-40F<text:tab/>107<text:tab/>80<text:tab/>South Carolina<text:tab/>107</text:p>
      <text:p text:style-name="P3">363<text:tab/>ENT-48-10F<text:tab/>231<text:tab/>363<text:tab/>South Carolina<text:tab/>231</text:p>
      <text:p text:style-name="P3">348<text:tab/>ENT-48-40F<text:tab/>318<text:tab/>348<text:tab/>South Carolina<text:tab/>318</text:p>
      <text:p text:style-name="P3"/>
      <text:p text:style-name="P3">Georgia-</text:p>
      <text:p text:style-name="P3">616<text:tab/>ADV-24-10C<text:tab/>212<text:tab/>616<text:tab/>Georgia<text:tab/>212</text:p>
      <text:p text:style-name="P3">1226<text:tab/>ADV-48-10F<text:tab/>203<text:tab/>1226<text:tab/>Georgia<text:tab/>203</text:p>
      <text:p text:style-name="P3">1504<text:tab/>BAS-08-1 C<text:tab/>227<text:tab/>1504<text:tab/>Georgia<text:tab/>227</text:p>
      <text:p text:style-name="P3">6430<text:tab/>BAS-24-1 C<text:tab/>5<text:tab/>6430<text:tab/>Georgia<text:tab/>5</text:p>
      <text:p text:style-name="P3">164<text:tab/>BAS-48-1 C<text:tab/>472<text:tab/>164<text:tab/>Georgia<text:tab/>472</text:p>
      <text:p text:style-name="P3">327<text:tab/>ENT-24-10F<text:tab/>213<text:tab/>327<text:tab/>Georgia<text:tab/>213</text:p>
      <text:p text:style-name="P3">1793<text:tab/>ENT-24-40F<text:tab/>107<text:tab/>1793<text:tab/>Georgia<text:tab/>107</text:p>
      <text:p text:style-name="P3">1279<text:tab/>ENT-48-10F<text:tab/>185<text:tab/>1279<text:tab/>Georgia<text:tab/>185</text:p>
      <text:p text:style-name="P3">327<text:tab/>ENT-48-40F<text:tab/>310<text:tab/>327<text:tab/>Georgia<text:tab/>310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6T14:09:19.367325776</meta:creation-date>
    <meta:editing-duration>PT7M57S</meta:editing-duration>
    <meta:editing-cycles>2</meta:editing-cycles>
    <meta:generator>LibreOffice/6.4.3.2$Linux_X86_64 LibreOffice_project/40$Build-2</meta:generator>
    <dc:date>2020-06-06T14:32:12.701771284</dc:date>
    <meta:document-statistic meta:table-count="0" meta:image-count="0" meta:object-count="0" meta:page-count="1" meta:paragraph-count="40" meta:word-count="210" meta:character-count="1224" meta:non-whitespace-character-count="1052"/>
  </office:meta>
</office:document-meta>
</file>